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Cmathscr" svg:font-family="Cmathsc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2" style:family="paragraph" style:parent-style-name="Titre_20_Chapitre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</style:style>
    <style:style style:name="P3" style:family="paragraph" style:parent-style-name="Exo_20_1_29_" style:list-style-name="Numbering_20_1">
      <style:text-properties officeooo:paragraph-rsid="0065b29f"/>
    </style:style>
    <style:style style:name="P4" style:family="paragraph" style:parent-style-name="Exo_20_1_29_" style:list-style-name="Numbering_20_1">
      <style:text-properties officeooo:paragraph-rsid="006604a3"/>
    </style:style>
    <style:style style:name="P5" style:family="paragraph" style:parent-style-name="Exo_20_1_29_" style:list-style-name="Numbering_20_2">
      <style:text-properties officeooo:rsid="00645286" officeooo:paragraph-rsid="00645286"/>
    </style:style>
    <style:style style:name="P6" style:family="paragraph" style:parent-style-name="Exo_20_1_29_">
      <style:text-properties officeooo:paragraph-rsid="00680850"/>
    </style:style>
    <style:style style:name="P7" style:family="paragraph" style:parent-style-name="Exo_20_1_29_" style:list-style-name="Numbering_20_2"/>
    <style:style style:name="P8" style:family="paragraph" style:parent-style-name="Exo_20_1_29_" style:list-style-name="Numbering_20_2">
      <style:text-properties officeooo:paragraph-rsid="006449b2"/>
    </style:style>
    <style:style style:name="P9" style:family="paragraph" style:parent-style-name="Exo_20_1_29_" style:list-style-name="Numbering_20_2">
      <style:paragraph-properties style:join-border="false"/>
    </style:style>
    <style:style style:name="P10" style:family="paragraph" style:parent-style-name="Exo_20_1_29_" style:list-style-name="Numbering_20_2">
      <style:text-properties officeooo:paragraph-rsid="00695124"/>
    </style:style>
    <style:style style:name="P11" style:family="paragraph" style:parent-style-name="Exo_20_1_29_" style:list-style-name="Numbering_20_2">
      <style:text-properties officeooo:paragraph-rsid="00709742"/>
    </style:style>
    <style:style style:name="P12" style:family="paragraph" style:parent-style-name="Exo_20_1_29_" style:list-style-name="Numbering_20_2">
      <style:text-properties officeooo:paragraph-rsid="00779bbf"/>
    </style:style>
    <style:style style:name="P13" style:family="paragraph" style:parent-style-name="Exo_20_1_29_" style:list-style-name="Numbering_20_2">
      <style:text-properties officeooo:rsid="006f15bd" officeooo:paragraph-rsid="006f15bd"/>
    </style:style>
    <style:style style:name="P14" style:family="paragraph" style:parent-style-name="Exo_20_1_29_" style:list-style-name="Numbering_20_2">
      <style:text-properties officeooo:rsid="00709742" officeooo:paragraph-rsid="00709742"/>
    </style:style>
    <style:style style:name="P15" style:family="paragraph" style:parent-style-name="Exo_20_1_29_" style:list-style-name="">
      <style:paragraph-properties fo:margin-left="0cm" fo:margin-right="0cm" fo:text-indent="0cm" style:auto-text-indent="false"/>
    </style:style>
    <style:style style:name="P16" style:family="paragraph" style:parent-style-name="Exo_20_1_29_" style:list-style-name="" style:master-page-name="">
      <loext:graphic-properties draw:fill="none"/>
      <style:paragraph-properties fo:margin-left="0.499cm" fo:margin-right="0cm" fo:text-indent="0cm" style:auto-text-indent="false" style:page-number="auto" fo:background-color="transparent" style:text-autospace="none"/>
    </style:style>
    <style:style style:name="P17" style:family="paragraph" style:parent-style-name="Exo_20_I_29_" style:list-style-name="">
      <style:paragraph-properties style:join-border="false"/>
    </style:style>
    <style:style style:name="P18" style:family="paragraph" style:parent-style-name="Exo_20_I_29_" style:list-style-name="Numbering_20_4"/>
    <style:style style:name="P19" style:family="paragraph" style:parent-style-name="Exo_20_I_29_" style:list-style-name="Numbering_20_4">
      <style:text-properties officeooo:paragraph-rsid="0068f6c5"/>
    </style:style>
    <style:style style:name="P20" style:family="paragraph" style:parent-style-name="Exo_20_I_29_" style:list-style-name="Numbering_20_4">
      <style:text-properties officeooo:paragraph-rsid="0073c79e"/>
    </style:style>
    <style:style style:name="P21" style:family="paragraph" style:parent-style-name="Exo_20_I_29_">
      <style:text-properties officeooo:paragraph-rsid="00635a1b"/>
    </style:style>
    <style:style style:name="P22" style:family="paragraph" style:parent-style-name="Exo_20_I_29_">
      <style:text-properties officeooo:paragraph-rsid="006449b2"/>
    </style:style>
    <style:style style:name="P23" style:family="paragraph" style:parent-style-name="Exo_20_I_29_">
      <style:text-properties officeooo:paragraph-rsid="006b261c"/>
    </style:style>
    <style:style style:name="P24" style:family="paragraph" style:parent-style-name="Exo_20_I_29_" style:list-style-name="">
      <style:paragraph-properties fo:padding="0cm" fo:border="none"/>
    </style:style>
    <style:style style:name="P25" style:family="paragraph" style:parent-style-name="Exo_20_I_29_" style:list-style-name="">
      <style:paragraph-properties fo:padding="0cm" fo:border="none" style:join-border="false"/>
    </style:style>
    <style:style style:name="P26" style:family="paragraph" style:parent-style-name="Exo_20_I_29_" style:list-style-name="">
      <style:paragraph-properties fo:padding="0cm" fo:border="none"/>
      <style:text-properties style:font-name="Arial" fo:font-weight="bold" style:font-weight-asian="bold" style:font-weight-complex="bold"/>
    </style:style>
    <style:style style:name="P27" style:family="paragraph" style:parent-style-name="Exo_20_I_29_" style:list-style-name="">
      <style:paragraph-properties fo:padding="0cm" fo:border="none" style:join-border="false"/>
      <style:text-properties style:font-name="Arial" fo:font-weight="bold" style:font-weight-asian="bold" style:font-weight-complex="bold"/>
    </style:style>
    <style:style style:name="P28" style:family="paragraph" style:parent-style-name="Exo_20_I_29_">
      <style:paragraph-properties fo:break-before="column"/>
    </style:style>
    <style:style style:name="P29" style:family="paragraph" style:parent-style-name="Exo_20_I_29_" style:list-style-name="Numbering_20_4">
      <style:paragraph-properties fo:break-before="column"/>
      <style:text-properties fo:font-size="12pt" fo:language="fr" fo:country="FR" officeooo:rsid="006be8d3" officeooo:paragraph-rsid="006c1c46" style:font-size-asian="12pt" style:font-size-complex="12pt"/>
    </style:style>
    <style:style style:name="P30" style:family="paragraph" style:parent-style-name="Standard">
      <style:text-properties officeooo:paragraph-rsid="006449b2"/>
    </style:style>
    <style:style style:name="P31" style:family="paragraph" style:parent-style-name="Standard">
      <style:text-properties style:font-name="Arial" fo:font-weight="bold" style:font-weight-asian="bold" style:font-weight-complex="bold"/>
    </style:style>
    <style:style style:name="P32" style:family="paragraph" style:parent-style-name="Standard">
      <style:text-properties style:font-name="Arial" fo:font-weight="bold" officeooo:rsid="00678e15" officeooo:paragraph-rsid="00678e15" style:font-weight-asian="bold" style:font-weight-complex="bold"/>
    </style:style>
    <style:style style:name="P33" style:family="paragraph" style:parent-style-name="Standard">
      <style:text-properties style:font-name="Arial" fo:font-weight="bold" officeooo:rsid="0071661b" officeooo:paragraph-rsid="0071661b" style:font-weight-asian="bold" style:font-weight-complex="bold"/>
    </style:style>
    <style:style style:name="P34" style:family="paragraph" style:parent-style-name="Standard">
      <style:paragraph-properties style:join-border="false"/>
    </style:style>
    <style:style style:name="T1" style:family="text">
      <style:text-properties fo:font-size="12pt" fo:language="fr" fo:country="FR" officeooo:rsid="006449b2" style:font-size-asian="12pt" style:font-size-complex="12pt"/>
    </style:style>
    <style:style style:name="T2" style:family="text">
      <style:text-properties fo:font-size="12pt" fo:language="fr" fo:country="FR" officeooo:rsid="00645286" style:font-size-asian="12pt" style:font-size-complex="12pt"/>
    </style:style>
    <style:style style:name="T3" style:family="text">
      <style:text-properties fo:font-size="12pt" fo:language="fr" fo:country="FR" officeooo:rsid="00667431" style:font-size-asian="12pt" style:font-size-complex="12pt"/>
    </style:style>
    <style:style style:name="T4" style:family="text">
      <style:text-properties fo:font-size="12pt" fo:language="fr" fo:country="FR" officeooo:rsid="00678e15" style:font-size-asian="12pt" style:font-size-complex="12pt"/>
    </style:style>
    <style:style style:name="T5" style:family="text">
      <style:text-properties fo:font-size="12pt" fo:language="fr" fo:country="FR" officeooo:rsid="00695124" style:font-size-asian="12pt" style:font-size-complex="12pt"/>
    </style:style>
    <style:style style:name="T6" style:family="text">
      <style:text-properties fo:font-size="12pt" fo:language="fr" fo:country="FR" officeooo:rsid="0073c79e" style:font-size-asian="12pt" style:font-size-complex="12pt"/>
    </style:style>
    <style:style style:name="T7" style:family="text">
      <style:text-properties fo:font-size="12pt" fo:language="fr" fo:country="FR" officeooo:rsid="007c4088" style:font-size-asian="12pt" style:font-size-complex="12pt"/>
    </style:style>
    <style:style style:name="T8" style:family="text">
      <style:text-properties fo:font-size="12pt" fo:language="fr" fo:country="FR" fo:font-style="italic" officeooo:rsid="006604a3" style:font-size-asian="12pt" style:font-style-asian="italic" style:font-size-complex="12pt" style:font-style-complex="italic"/>
    </style:style>
    <style:style style:name="T9" style:family="text">
      <style:text-properties fo:text-transform="uppercase" style:font-name="Arial" fo:font-size="16pt" fo:font-weight="bold" officeooo:rsid="00635a1b" style:font-size-asian="16pt" style:font-weight-asian="bold" style:font-size-complex="16pt" style:font-weight-complex="bold"/>
    </style:style>
    <style:style style:name="T10" style:family="text">
      <style:text-properties fo:text-transform="uppercase" style:font-name="Arial" fo:font-size="16pt" fo:font-weight="bold" officeooo:rsid="00539503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Times New Roman1" officeooo:rsid="0065b29f" style:font-name-asian="Times New Roman1" style:font-name-complex="Times New Roman1"/>
    </style:style>
    <style:style style:name="T13" style:family="text">
      <style:text-properties officeooo:rsid="006604a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67431" style:font-style-asian="italic" style:font-style-complex="italic"/>
    </style:style>
    <style:style style:name="T16" style:family="text">
      <style:text-properties officeooo:rsid="00667431"/>
    </style:style>
    <style:style style:name="T17" style:family="text">
      <style:text-properties fo:language="fr" fo:country="FR"/>
    </style:style>
    <style:style style:name="T18" style:family="text">
      <style:text-properties officeooo:rsid="00680850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68f6c5"/>
    </style:style>
    <style:style style:name="T21" style:family="text">
      <style:text-properties officeooo:rsid="00695124"/>
    </style:style>
    <style:style style:name="T22" style:family="text">
      <style:text-properties officeooo:rsid="006b261c"/>
    </style:style>
    <style:style style:name="T23" style:family="text">
      <style:text-properties officeooo:rsid="006da704"/>
    </style:style>
    <style:style style:name="T24" style:family="text">
      <style:text-properties officeooo:rsid="006f4cf6"/>
    </style:style>
    <style:style style:name="T25" style:family="text">
      <style:text-properties officeooo:rsid="0073c79e"/>
    </style:style>
    <style:style style:name="T26" style:family="text">
      <style:text-properties officeooo:rsid="007c1456"/>
    </style:style>
    <style:style style:name="T27" style:family="text">
      <style:text-properties officeooo:rsid="007c4088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none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additions - Soustractions</text:span><text:span text:style-name="T11"><text:tab/></text:span><text:span text:style-name="T9">4</text:span><text:span text:style-name="T11">.</text:span><text:span text:style-name="T10">1</text:span></text:p>
      <text:p text:style-name="P1"/>
      <text:section text:style-name="Sect1" text:name="Section1">
        <text:p text:style-name="P31"><text:span text:style-name="T17">Additions</text:span> :</text:p>
        <text:list xml:id="list850380637" text:style-name="Numbering_20_4">
          <text:list-item>
            <text:p text:style-name="P21">Calculer les sommes suivantes en regroupant les termes le plus habilement possible :</text:p>
          </text:list-item>
        </text:list>
        <text:list xml:id="list3215863094" text:style-name="Numbering_20_2">
          <text:list-item>
            <text:p text:style-name="P7">25 + 50 + 75 + 50 + 100</text:p>
          </text:list-item>
          <text:list-item>
            <text:p text:style-name="P7">875 + 910 + 1 000 + 90 + 125</text:p>
          </text:list-item>
          <text:list-item>
            <text:p text:style-name="P7">110 + 225 + 330 + 775 + 890 + 670</text:p>
          </text:list-item>
          <text:list-item>
            <text:p text:style-name="P13">0,88 + 2,56 + <text:span text:style-name="T24">3,12</text:span></text:p>
          </text:list-item>
        </text:list>
        <text:p text:style-name="Standard"/>
        <text:list xml:id="list133940179995" text:continue-list="list850380637" text:style-name="Numbering_20_4">
          <text:list-item>
            <text:p text:style-name="Exo_20_I_29_">Calculer habilement :</text:p>
          </text:list-item>
        </text:list>
        <text:list xml:id="list133825842232" text:continue-list="list3215863094" text:style-name="Numbering_20_2">
          <text:list-item text:start-value="1">
            <text:p text:style-name="P14">12,4 + 19,6 + 7,6 + 0,4</text:p>
          </text:list-item>
          <text:list-item>
            <text:p text:style-name="P11">22,5 + 66,5 + 100 + 77,5 + 33,5</text:p>
          </text:list-item>
          <text:list-item>
            <text:p text:style-name="P7">1 + 2 + 3 + 4 + 5 + 6 + 7 + 8 + 9</text:p>
          </text:list-item>
          <text:list-item>
            <text:p text:style-name="P7">46 + 47 + 48 + 49 + 50 + 51 + 52 + 53 + 54</text:p>
          </text:list-item>
        </text:list>
        <text:p text:style-name="P30"/>
        <text:list xml:id="list133811290186" text:continue-list="list133940179995" text:style-name="Numbering_20_4">
          <text:list-item>
            <text:p text:style-name="P22">Calculer habilement :</text:p>
          </text:list-item>
        </text:list>
        <text:list xml:id="list134695389349" text:continue-list="list133825842232" text:style-name="Numbering_20_2">
          <text:list-item text:start-value="1">
            <text:p text:style-name="P8"><text:span text:style-name="T1">1</text:span>2,<text:span text:style-name="T1">1</text:span> + <text:span text:style-name="T1">12,34</text:span> + 10 + <text:span text:style-name="T1">8</text:span>7,<text:span text:style-name="T1">9</text:span> + <text:span text:style-name="T1">17</text:span>,<text:span text:style-name="T1">66</text:span></text:p>
          </text:list-item>
          <text:list-item>
            <text:p text:style-name="P14">59,2 + 112,1 + 8 + 1,8</text:p>
          </text:list-item>
          <text:list-item>
            <text:p text:style-name="P5">40,46 + 2,13 + 19,74 + 0,87 + 7</text:p>
          </text:list-item>
          <text:list-item>
            <text:p text:style-name="P8"><text:span text:style-name="T2">2,635 + 1,808 + 47</text:span> + <text:span text:style-name="T2">0,192</text:span> + <text:span text:style-name="T2">0,365</text:span></text:p>
          </text:list-item>
        </text:list>
        <text:p text:style-name="P30"/>
        <text:p text:style-name="P24"/>
        <text:p text:style-name="P31"><text:span text:style-name="T17">Soustractions :</text:span></text:p>
        <text:list xml:id="list132801633669" text:continue-list="list133811290186" text:style-name="Numbering_20_4">
          <text:list-item>
            <text:p text:style-name="Exo_20_I_29_">Trouver le nombre manquant dans chacune des égalités <text:span text:style-name="T6">ci-dessous</text:span>. (<text:span text:style-name="T25">S</text:span><text:span text:style-name="T13">’aider d’un schéma</text:span><text:span text:style-name="T25">)</text:span></text:p>
          </text:list-item>
        </text:list>
        <text:list xml:id="list1465275646" text:style-name="Numbering_20_1">
          <text:list-item>
            <text:p text:style-name="P3"><text:span text:style-name="T8">a</text:span> <text:span text:style-name="T12">−</text:span> 3,5 = 26,5</text:p>
          </text:list-item>
          <text:list-item>
            <text:p text:style-name="P3"><text:span text:style-name="T8">b</text:span> <text:span text:style-name="T12">−</text:span> 200,3 = 0</text:p>
          </text:list-item>
          <text:list-item>
            <text:p text:style-name="P3">18,5 <text:span text:style-name="T12">−</text:span> <text:span text:style-name="T8">c</text:span> = 8,5</text:p>
          </text:list-item>
          <text:list-item>
            <text:p text:style-name="P3">12,1 = 33,8 <text:span text:style-name="T12">−</text:span> <text:span text:style-name="T8">d</text:span></text:p>
          </text:list-item>
          <text:list-item>
            <text:p text:style-name="Exo_20_1_29_">14,5 + <text:span text:style-name="T8">e</text:span> = 14,5</text:p>
          </text:list-item>
        </text:list>
        <text:p text:style-name="Standard"/>
        <text:list xml:id="list134186561787" text:continue-list="list132801633669" text:style-name="Numbering_20_4">
          <text:list-item>
            <text:p text:style-name="P20">Trouver le nombre manquant dans chacune des égalités <text:span text:style-name="T6">ci-dessous</text:span>. (<text:span text:style-name="T25">S</text:span><text:span text:style-name="T13">’aider d’un schéma</text:span><text:span text:style-name="T25">)</text:span></text:p>
          </text:list-item>
        </text:list>
        <text:list xml:id="list133262760131" text:continue-list="list1465275646" text:style-name="Numbering_20_1">
          <text:list-item text:start-value="1">
            <text:p text:style-name="Exo_20_1_29_">33,4 + <text:span text:style-name="T8">a</text:span> = 87,2</text:p>
          </text:list-item>
          <text:list-item>
            <text:p text:style-name="Exo_20_1_29_">20,4 = <text:span text:style-name="T8">b</text:span> + 17,5</text:p>
          </text:list-item>
          <text:list-item>
            <text:p text:style-name="Exo_20_1_29_"><text:span text:style-name="T8">c</text:span> <text:span text:style-name="T12">−</text:span> 89 = 1 247 </text:p>
          </text:list-item>
          <text:list-item>
            <text:p text:style-name="P4">29,6 <text:span text:style-name="T12">−</text:span> <text:span text:style-name="T8">d</text:span> = 14,7</text:p>
          </text:list-item>
          <text:list-item>
            <text:p text:style-name="P4">54,5 + <text:span text:style-name="T8">e</text:span> = 104,5</text:p>
          </text:list-item>
        </text:list>
        <text:list xml:id="list133727094660" text:continue-list="list134186561787" text:style-name="Numbering_20_4">
          <text:list-item>
            <text:p text:style-name="P28"><text:s/><text:span text:style-name="T16">La lettre</text:span> <text:span text:style-name="T14">x</text:span> désigne un nombre décimal.</text:p>
          </text:list-item>
        </text:list>
        <text:list xml:id="list134689220671" text:continue-list="list133262760131" text:style-name="Numbering_20_1">
          <text:list-item text:start-value="1">
            <text:p text:style-name="Exo_20_1_29_">Calculer <text:span text:style-name="T14">x</text:span> + 11,2 lorsque <text:span text:style-name="T14">x</text:span> est égal à 5.</text:p>
          </text:list-item>
          <text:list-item>
            <text:p text:style-name="P6">Calculer 9,3 <text:span text:style-name="T12">−</text:span> <text:span text:style-name="T14">x</text:span> lorsque <text:span text:style-name="T14">x</text:span> est égal à 7,8.</text:p>
          </text:list-item>
          <text:list-item>
            <text:p text:style-name="P6">Calculer 5,7 <text:span text:style-name="T12">−</text:span> (<text:span text:style-name="T14">x</text:span> + 3,2) lorsque <text:span text:style-name="T14">x</text:span> est égal <text:line-break/>à 2,5.</text:p>
          </text:list-item>
          <text:list-item>
            <text:p text:style-name="Exo_20_1_29_">On sait que <text:span text:style-name="T14">x</text:span> + 27,8 est égal à 55,6. Quelle est la valeur de <text:span text:style-name="T14">x</text:span> ?</text:p>
          </text:list-item>
        </text:list>
        <text:p text:style-name="Standard"/>
        <text:list xml:id="list132920697430" text:continue-list="list133727094660" text:style-name="Numbering_20_4">
          <text:list-item>
            <text:p text:style-name="Exo_20_I_29_"><text:span text:style-name="T16">Dans les questions ci-dessous, on appellera </text:span><text:span text:style-name="T15">x</text:span><text:span text:style-name="T16"> le nombre cherché</text:span><text:span text:style-name="T3">.</text:span><text:span text:style-name="T16"> </text:span><text:span text:style-name="T3">O</text:span><text:span text:style-name="T16">n traduira l’énoncé par une égalité faisant intervenir </text:span><text:span text:style-name="T15">x</text:span><text:span text:style-name="T16"> et on </text:span><text:span text:style-name="T3">en déduir</text:span><text:span text:style-name="T16">a </text:span><text:span text:style-name="T15">x</text:span><text:span text:style-name="T16">.</text:span></text:p>
          </text:list-item>
        </text:list>
        <text:list xml:id="list133585464903" text:continue-list="list134689220671" text:style-name="Numbering_20_1">
          <text:list-item text:start-value="1">
            <text:p text:style-name="Exo_20_1_29_">On ajoute 55 à 87,5. Quel nombre obtient-on?</text:p>
          </text:list-item>
          <text:list-item>
            <text:p text:style-name="Exo_20_1_29_">On ajoute 121 à un nombre et on obtient 245,8. Quel est ce nombre ?</text:p>
          </text:list-item>
          <text:list-item>
            <text:p text:style-name="Exo_20_1_29_">On retranche 47 à 81,9.<text:line-break/>Quel nombre obtient-on ?</text:p>
          </text:list-item>
          <text:list-item>
            <text:p text:style-name="Exo_20_1_29_"><text:span text:style-name="T3">En</text:span> retranch<text:span text:style-name="T16">ant</text:span> 17 à un nombre, on obtient 97. Quel est ce nombre ?</text:p>
          </text:list-item>
        </text:list>
        <text:p text:style-name="Standard"/>
        <text:p text:style-name="Standard"/>
        <text:p text:style-name="P32">Calculs posés <text:span text:style-name="T18">ou en ligne</text:span> :</text:p>
        <text:list xml:id="list133324798914" text:continue-list="list132920697430" text:style-name="Numbering_20_4">
          <text:list-item>
            <text:p text:style-name="Exo_20_I_29_">Poser et effectuer les additions suivantes :</text:p>
          </text:list-item>
        </text:list>
        <text:list xml:id="list134931025195" text:continue-list="list134695389349" text:style-name="Numbering_20_2">
          <text:list-item text:start-value="1">
            <text:p text:style-name="P7">59 + 97</text:p>
          </text:list-item>
          <text:list-item>
            <text:p text:style-name="P7">457 + 655</text:p>
          </text:list-item>
          <text:list-item>
            <text:p text:style-name="P7">809 + 972</text:p>
          </text:list-item>
          <text:list-item>
            <text:p text:style-name="P7">8,5 + 4,7</text:p>
          </text:list-item>
        </text:list>
        <text:p text:style-name="Standard"/>
        <text:list xml:id="list133247892249" text:continue-list="list133324798914" text:style-name="Numbering_20_4">
          <text:list-item>
            <text:p text:style-name="Exo_20_I_29_">Poser et effectuer les soustractions suivantes :</text:p>
          </text:list-item>
        </text:list>
        <text:list xml:id="list134716398023" text:continue-list="list134931025195" text:style-name="Numbering_20_2">
          <text:list-item text:start-value="1">
            <text:p text:style-name="P7">85 <text:span text:style-name="T12">−</text:span> 76</text:p>
          </text:list-item>
          <text:list-item>
            <text:p text:style-name="P7">638 <text:span text:style-name="T12">−</text:span> 597</text:p>
          </text:list-item>
          <text:list-item>
            <text:p text:style-name="P7">906 <text:span text:style-name="T12">−</text:span> 288</text:p>
          </text:list-item>
          <text:list-item>
            <text:p text:style-name="P7">7,6 <text:span text:style-name="T12">−</text:span> 6,8</text:p>
          </text:list-item>
        </text:list>
        <text:p text:style-name="Standard"/>
        <text:list xml:id="list133568243805" text:continue-list="list133247892249" text:style-name="Numbering_20_4">
          <text:list-item>
            <text:p text:style-name="Exo_20_I_29_">Poser et effectuer les <text:span text:style-name="T4">calculs</text:span> suivants :</text:p>
          </text:list-item>
        </text:list>
        <text:list xml:id="list133623251096" text:continue-list="list134716398023" text:style-name="Numbering_20_2">
          <text:list-item text:start-value="1">
            <text:p text:style-name="P7">84,7 + 3,69</text:p>
          </text:list-item>
          <text:list-item>
            <text:p text:style-name="P7">6,98 + 97,4</text:p>
          </text:list-item>
          <text:list-item>
            <text:p text:style-name="P7">55,7 <text:span text:style-name="T12">−</text:span> 13,69</text:p>
          </text:list-item>
          <text:list-item>
            <text:p text:style-name="P7">712 <text:span text:style-name="T12">−</text:span> 9,06</text:p>
          </text:list-item>
        </text:list>
        <text:list xml:id="list134156293231" text:continue-list="list133568243805" text:style-name="Numbering_20_4">
          <text:list-item>
            <text:p text:style-name="Exo_20_I_29_">Effectuer les calculs suivants <text:span text:style-name="T19">en ligne</text:span> :</text:p>
          </text:list-item>
        </text:list>
        <text:list xml:id="list133633890051" text:continue-list="list133623251096" text:style-name="Numbering_20_2">
          <text:list-item text:start-value="1">
            <text:p text:style-name="P7">864 + 135</text:p>
          </text:list-item>
          <text:list-item>
            <text:p text:style-name="P7">4,76 + 52,2</text:p>
          </text:list-item>
          <text:list-item>
            <text:p text:style-name="P7">6,758 + 35,456</text:p>
          </text:list-item>
          <text:list-item>
            <text:p text:style-name="P9">788 <text:span text:style-name="T12">−</text:span> 547</text:p>
          </text:list-item>
        </text:list>
        <text:p text:style-name="Standard"/>
        <text:list xml:id="list132804783648" text:continue-list="list134156293231" text:style-name="Numbering_20_4">
          <text:list-item>
            <text:p text:style-name="Exo_20_I_29_">Effectuer les calculs suivants <text:span text:style-name="T19">en ligne</text:span> :</text:p>
          </text:list-item>
        </text:list>
        <text:list xml:id="list133543017049" text:continue-list="list133633890051" text:style-name="Numbering_20_2">
          <text:list-item text:start-value="1">
            <text:p text:style-name="P7">23,78 + 67,45</text:p>
          </text:list-item>
          <text:list-item>
            <text:p text:style-name="P7">7866 <text:span text:style-name="T12">−</text:span> 5577</text:p>
          </text:list-item>
          <text:list-item>
            <text:p text:style-name="P7">377,8 <text:span text:style-name="T12">−</text:span> 289,9</text:p>
          </text:list-item>
          <text:list-item>
            <text:p text:style-name="P9">10,601 <text:span text:style-name="T12">−</text:span> 3,2</text:p>
          </text:list-item>
        </text:list>
        <text:p text:style-name="Standard"/>
        <text:p text:style-name="P34"/>
        <text:p text:style-name="P27">Ordres de grandeurs</text:p>
        <text:list xml:id="list134667589885" text:continue-list="list132804783648" text:style-name="Numbering_20_4">
          <text:list-item>
            <text:p text:style-name="P19">Donner un ordre de grandeur de chacune des sommes et des différences suivantes : </text:p>
          </text:list-item>
        </text:list>
        <text:list xml:id="list133094110238" text:continue-list="list133543017049" text:style-name="Numbering_20_2">
          <text:list-item text:start-value="1">
            <text:p text:style-name="P7">101 + 998 </text:p>
          </text:list-item>
          <text:list-item>
            <text:p text:style-name="P7">9993 + 999,3</text:p>
          </text:list-item>
          <text:list-item>
            <text:p text:style-name="P7">1001,3 + 99,7</text:p>
          </text:list-item>
          <text:list-item>
            <text:p text:style-name="P7"><text:span text:style-name="T18">100,07 </text:span><text:span text:style-name="T12">−</text:span><text:span text:style-name="T18"> 9,98</text:span></text:p>
          </text:list-item>
        </text:list>
        <text:p text:style-name="Standard"/>
        <text:list xml:id="list134604176148" text:continue-list="list134667589885" text:style-name="Numbering_20_4">
          <text:list-item>
            <text:p text:style-name="P19"><text:span text:style-name="T18">Pour chacun</text:span><text:span text:style-name="T20">e</text:span><text:span text:style-name="T18"> des sommes ci-dessous, proposer un </text:span>ordre de grandeur, puis dire lequel des résultats proposés est faux.</text:p>
          </text:list-item>
        </text:list>
        <text:list xml:id="list132827193508" text:continue-list="list133094110238" text:style-name="Numbering_20_2">
          <text:list-item text:start-value="1">
            <text:p text:style-name="P7">19 + 51 + 29 ;<text:line-break/>résultats proposés : 819 et 99.</text:p>
          </text:list-item>
          <text:list-item>
            <text:p text:style-name="P7">407 + 989 + 296 + 97 ;<text:line-break/>résultats proposés : 2 662 et 1 789. </text:p>
          </text:list-item>
          <text:list-item>
            <text:p text:style-name="P7">3,07 + 19,8 + 9,05 ;<text:line-break/>résultats proposés : 31,92 et 3 192.</text:p>
          </text:list-item>
        </text:list>
        <text:p text:style-name="Standard"/>
        <text:list xml:id="list133345600805" text:continue-list="list134604176148" text:style-name="Numbering_20_4">
          <text:list-item>
            <text:p text:style-name="Exo_20_I_29_">Calculer un ordre de grandeur des sommes et différences suivantes. Les résultats proposés vous semble-t-ils justes ?</text:p>
          </text:list-item>
        </text:list>
        <text:list xml:id="list134391673457" text:continue-list="list132827193508" text:style-name="Numbering_20_2">
          <text:list-item text:start-value="1">
            <text:p text:style-name="P7">4987 + 39978 = 89848</text:p>
          </text:list-item>
          <text:list-item>
            <text:p text:style-name="P7">40002 <text:span text:style-name="T12">−</text:span> 9999 = 20003</text:p>
          </text:list-item>
          <text:list-item>
            <text:p text:style-name="P10"><text:span text:style-name="T21">0,3478 + </text:span><text:span text:style-name="T5">1</text:span><text:span text:style-name="T21">,</text:span><text:span text:style-name="T5">7</text:span><text:span text:style-name="T21">022 = 2,05</text:span></text:p>
          </text:list-item>
        </text:list>
        <text:p text:style-name="Standard"/>
        <text:list xml:id="list133187436459" text:continue-list="list133345600805" text:style-name="Numbering_20_4">
          <text:list-item>
            <text:p text:style-name="P18"><text:soft-page-break/><text:s/><text:span text:style-name="T21">Proposer un ordre de grandeur pour les calculs suivants :</text:span></text:p>
          </text:list-item>
        </text:list>
        <text:list xml:id="list134034067002" text:continue-list="list134391673457" text:style-name="Numbering_20_2">
          <text:list-item text:start-value="1">
            <text:p text:style-name="P7">1 008 + 99 + 501 + 9 993 </text:p>
          </text:list-item>
          <text:list-item>
            <text:p text:style-name="P7">98 + 1 003 + 107 + 997 </text:p>
          </text:list-item>
          <text:list-item>
            <text:p text:style-name="P7">10 009 <text:span text:style-name="T12">−</text:span> 999,5 </text:p>
          </text:list-item>
          <text:list-item>
            <text:p text:style-name="P7">99 987,5 <text:span text:style-name="T12">−</text:span> (999,8 + 2,3)</text:p>
          </text:list-item>
        </text:list>
        <text:p text:style-name="Standard"/>
        <text:list xml:id="list133467803585" text:continue-list="list133187436459" text:style-name="Numbering_20_4">
          <text:list-item>
            <text:p text:style-name="P18">Loïc a 10 euros en poche. Il souhaite acheter un lot de cinq effaceurs à 3,97 euros, un cahier grand format à 1,95 euros et une pochette de papier calque à 3,05 euros. Trouver un ordre de grandeur du prix de chaque article, et prévoir si Loïc pourra régler ses achats.</text:p>
          </text:list-item>
        </text:list>
        <text:p text:style-name="P25"/>
        <text:p text:style-name="P25"/>
        <text:p text:style-name="P26">Problèmes concrets :</text:p>
        <text:list xml:id="list133274628737" text:continue-numbering="true" text:style-name="Numbering_20_4">
          <text:list-item>
            <text:p text:style-name="Exo_20_I_29_">Résoudre les problèmes suivants en s'aidant d'un schéma.</text:p>
          </text:list-item>
        </text:list>
        <text:list xml:id="list134742748887" text:continue-list="list133585464903" text:style-name="Numbering_20_1">
          <text:list-item text:start-value="1">
            <text:p text:style-name="Exo_20_1_29_">Marine a économisé 13,50 euros ; elle souhaite acheter un CD qui coûte 17,30 euros. Combien lui manque-t-il ? </text:p>
          </text:list-item>
          <text:list-item>
            <text:p text:style-name="Exo_20_1_29_">Au dernier contrôle de mathématiques, Karima a eu 11, soit 3,5 points de moins que sa camarade Julie. Quelle note Julie a-t-elle eu ? </text:p>
          </text:list-item>
          <text:list-item>
            <text:p text:style-name="Exo_20_1_29_">Julien paie avec un billet de 10 euros pour acheter son goûter ; la boulangère lui rend 7,75 euros. Quel est le prix du goûter ?</text:p>
          </text:list-item>
        </text:list>
        <text:p text:style-name="Standard"/>
        <text:list xml:id="list133892513563" text:continue-list="list133274628737" text:style-name="Numbering_20_4">
          <text:list-item>
            <text:p text:style-name="Exo_20_I_29_">Sarah a eu 15 à son premier contrôle de mathématiques. Mais au deuxième contrôle, elle a eu 2,5 points de moins qu'au premier. Quelle a été sa note au deuxième contrôle ?</text:p>
          </text:list-item>
        </text:list>
        <text:p text:style-name="P17"/>
        <text:list xml:id="list134191321676" text:continue-numbering="true" text:style-name="Numbering_20_4">
          <text:list-item>
            <text:p text:style-name="P23">A eux deux, Pauline et Fabien ont 25 ans. Pauline a 11 ans. Quel est l'âge de Fabien ?<text:line-break/><text:span text:style-name="T22">Le chien de Fabien est né quand Fabien avait 7 ans. Quel âge a ce chien aujourd’hui ?</text:span></text:p>
          </text:list-item>
        </text:list>
        <text:p text:style-name="P17"/>
        <text:list xml:id="list133531033179" text:continue-numbering="true" text:style-name="Numbering_20_4">
          <text:list-item>
            <text:p text:style-name="P29">La famille d’Éric</text:p>
          </text:list-item>
        </text:list>
        <text:list xml:id="list134642572058" text:continue-list="list134742748887" text:style-name="Numbering_20_1">
          <text:list-item text:start-value="1">
            <text:p text:style-name="Exo_20_1_29_">En ajoutant 27 à son âge, Éric obtient l'âge de son père, c'est-à-dire 39 ans. Quel est l'âge d'Éric ?</text:p>
          </text:list-item>
          <text:list-item>
            <text:p text:style-name="Exo_20_1_29_">Sophie, la mère d'Éric, a 2 ans de moins que son mari. Quelle est la différence d'âge entre Éric et sa mère ?</text:p>
          </text:list-item>
        </text:list>
        <text:p text:style-name="Standard"/>
        <text:list xml:id="list133207494341" text:continue-list="list133531033179" text:style-name="Numbering_20_4">
          <text:list-item>
            <text:p text:style-name="P18">Salima possède une certaine somme d'argent que l'on nomme <text:span text:style-name="T14">x</text:span>. <text:span text:style-name="T23">Elle </text:span>dépense 2,50 euros, et il lui reste 14,90 euros</text:p>
          </text:list-item>
        </text:list>
        <text:list xml:id="list134906179662" text:continue-list="list134642572058" text:style-name="Numbering_20_1">
          <text:list-item text:start-value="1">
            <text:p text:style-name="Exo_20_1_29_"><text:span text:style-name="T23">Traduire l’énoncé par </text:span>une égalité, dans laquelle figure <text:span text:style-name="T14">x.</text:span></text:p>
          </text:list-item>
          <text:list-item>
            <text:p text:style-name="Exo_20_1_29_">Calculer <text:span text:style-name="T14">x</text:span>, et en déduire la somme d'argent que possédait Salima.</text:p>
          </text:list-item>
        </text:list>
        <text:p text:style-name="Standard"/>
        <text:p text:style-name="Standard"/>
        <text:p text:style-name="P33">Durées :</text:p>
        <text:list xml:id="list134942225404" text:continue-list="list133207494341" text:style-name="Numbering_20_4">
          <text:list-item>
            <text:p text:style-name="Exo_20_I_29_">Calculer les durées suivantes :</text:p>
          </text:list-item>
        </text:list>
        <text:list xml:id="list133038126448" text:continue-list="list134034067002" text:style-name="Numbering_20_2">
          <text:list-item text:start-value="1">
            <text:p text:style-name="P7">1h25 + 2h13</text:p>
          </text:list-item>
          <text:list-item>
            <text:p text:style-name="P7">6h25 + 5h35</text:p>
          </text:list-item>
          <text:list-item>
            <text:p text:style-name="P7">2h47 + 3h18</text:p>
          </text:list-item>
        </text:list>
        <text:p text:style-name="Standard"/>
        <text:list xml:id="list134580242426" text:continue-list="list134942225404" text:style-name="Numbering_20_4">
          <text:list-item>
            <text:p text:style-name="Exo_20_I_29_">Calculer les durées suivantes :</text:p>
          </text:list-item>
        </text:list>
        <text:list xml:id="list133317934650" text:continue-list="list133038126448" text:style-name="Numbering_20_2">
          <text:list-item text:start-value="1">
            <text:p text:style-name="P12">5 h 21 min <text:span text:style-name="T12">−</text:span> 3 h 16 min</text:p>
          </text:list-item>
          <text:list-item>
            <text:p text:style-name="P12">13 h 45 min <text:span text:style-name="T12">−</text:span> 9 h 39 min</text:p>
          </text:list-item>
          <text:list-item>
            <text:p text:style-name="P12">5 h 32 min <text:span text:style-name="T12">−</text:span> 2 h 42 min</text:p>
          </text:list-item>
        </text:list>
        <text:p text:style-name="Standard"/>
        <text:list xml:id="list134414127978" text:continue-list="list134580242426" text:style-name="Numbering_20_4">
          <text:list-item>
            <text:p text:style-name="Exo_20_I_29_">Calculer les durées suivantes :</text:p>
          </text:list-item>
        </text:list>
        <text:list xml:id="list133854777403" text:continue-list="list133317934650" text:style-name="Numbering_20_2">
          <text:list-item text:start-value="1">
            <text:p text:style-name="P7">3h19 + 2h49</text:p>
          </text:list-item>
          <text:list-item>
            <text:p text:style-name="P7">7h57 <text:span text:style-name="T12">−</text:span> 5h44</text:p>
          </text:list-item>
          <text:list-item>
            <text:p text:style-name="P7">12h18 <text:span text:style-name="T12">−</text:span> 9h47</text:p>
          </text:list-item>
        </text:list>
        <text:p text:style-name="P15"/>
        <text:list xml:id="list133294930443" text:continue-list="list134414127978" text:style-name="Numbering_20_4">
          <text:list-item>
            <text:p text:style-name="Exo_20_I_29_">Convertir en minutes :</text:p>
          </text:list-item>
        </text:list>
        <text:list xml:id="list134058242722" text:continue-list="list133854777403" text:style-name="Numbering_20_2">
          <text:list-item text:start-value="1">
            <text:p text:style-name="P7">2 h 16 min</text:p>
          </text:list-item>
          <text:list-item>
            <text:p text:style-name="P7">3 h 10 min</text:p>
          </text:list-item>
          <text:list-item>
            <text:p text:style-name="P7">5 h 4 min</text:p>
          </text:list-item>
        </text:list>
        <text:p text:style-name="P16">Convertir en secondes :</text:p>
        <text:list xml:id="list134551394057" text:continue-list="list134058242722" text:style-name="Numbering_20_2">
          <text:list-item text:start-value="1">
            <text:p text:style-name="P7">6 min 14 s</text:p>
          </text:list-item>
          <text:list-item>
            <text:p text:style-name="P7">1 h 30 min</text:p>
          </text:list-item>
        </text:list>
        <text:list xml:id="list133970419347" text:continue-list="list133294930443" text:style-name="Numbering_20_4">
          <text:list-item>
            <text:p text:style-name="Exo_20_I_29_">Séance de cinéma</text:p>
          </text:list-item>
        </text:list>
        <text:list xml:id="list133508567095" text:continue-list="list134906179662" text:style-name="Numbering_20_1">
          <text:list-item text:start-value="1">
            <text:p text:style-name="Exo_20_1_29_">Calculer la durée d'une séance de cinéma qui a commencé à 15h50 et qui s'est terminée à 18h05.</text:p>
          </text:list-item>
          <text:list-item>
            <text:p text:style-name="Exo_20_1_29_">La séance suivante du même film s'est terminée à 20h40. À quelle heure cette séance a-t-elle débuté ?</text:p>
          </text:list-item>
        </text:list>
        <text:p text:style-name="Standard"/>
        <text:list xml:id="list134725057416" text:continue-list="list133970419347" text:style-name="Numbering_20_4">
          <text:list-item>
            <text:p text:style-name="Exo_20_I_29_">Le train</text:p>
          </text:list-item>
        </text:list>
        <text:list xml:id="list134786347342" text:continue-list="list133508567095" text:style-name="Numbering_20_1">
          <text:list-item text:start-value="1">
            <text:p text:style-name="Exo_20_1_29_">Le train que Marc a pris est parti à 11h17 et le voyage a duré 3h23 min. À quelle heure Marc est-il arrivé à destination ?</text:p>
          </text:list-item>
          <text:list-item>
            <text:p text:style-name="Exo_20_1_29_">Le père de Marc, qui devait venir le chercher, est arrivé en retard à 15h05. Combien de temps Marc a-t-il dû attendre son père ?</text:p>
          </text:list-item>
        </text:list>
        <text:p text:style-name="P15"/>
        <text:list xml:id="list133436456937" text:continue-list="list134725057416" text:style-name="Numbering_20_4">
          <text:list-item>
            <text:p text:style-name="Exo_20_I_29_">Un ferry par<text:span text:style-name="T26">t</text:span> un soir de Marseille à 21h15 et arrive le lendemain matin à Bastia à 10 h.<text:line-break/><text:span text:style-name="T26">Combien de temps a duré la traversée ?</text:span></text:p>
          </text:list-item>
        </text:list>
        <text:p text:style-name="P15"/>
        <text:list xml:id="list133290093321" text:continue-numbering="true" text:style-name="Numbering_20_4">
          <text:list-item>
            <text:p text:style-name="Exo_20_I_29_">Cette semaine, Léo est allé chez sa nounou :<text:line-break/>Lundi : de <text:span text:style-name="T26">8</text:span>h<text:span text:style-name="T26">30</text:span> à <text:span text:style-name="T26">17</text:span>h<text:span text:style-name="T26">40<text:line-break/></text:span>Mardi : de <text:span text:style-name="T26">8</text:span>h<text:span text:style-name="T26">25</text:span> à <text:span text:style-name="T26">17</text:span>h<text:span text:style-name="T26">45<text:line-break/></text:span>Mercredi : de <text:span text:style-name="T26">8</text:span>h<text:span text:style-name="T26">35</text:span> à <text:span text:style-name="T26">16</text:span>h<text:span text:style-name="T26">20<text:line-break/></text:span>Jeudi : de <text:span text:style-name="T26">8</text:span>h<text:span text:style-name="T26">30</text:span> à <text:span text:style-name="T26">17</text:span>h<text:span text:style-name="T26">25<text:line-break/></text:span>Vendredi : de <text:span text:style-name="T26">8</text:span>h<text:span text:style-name="T26">10</text:span> à <text:span text:style-name="T26">12</text:span>h<text:span text:style-name="T26">55<text:line-break/>Combien de temps a-t-il passé en tout chez elle ?</text:span></text:p>
          </text:list-item>
        </text:list>
        <text:p text:style-name="P15"/>
        <text:list xml:id="list133952380848" text:continue-numbering="true" text:style-name="Numbering_20_4">
          <text:list-item>
            <text:p text:style-name="Exo_20_I_29_">Un match de football s’est terminé à 1<text:span text:style-name="T27">6</text:span>h<text:span text:style-name="T27">27</text:span>. Sachant qu’un match dure <text:span text:style-name="T7">90</text:span>min, qu’il y a eu <text:span text:style-name="T7">15 </text:span>minutes de pause à la mi-temps et que l’arbitre a ajouté <text:span text:style-name="T27">7</text:span> minutes pour les arrêts de jeux, à quelle heure a commencé le match ?</text:p>
          </text:list-item>
        </text:list>
        <text:p text:style-name="P1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Cmathscr" svg:font-family="Cmathsc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suffix=" = " style:num-format="A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 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hibaud FONTANET</meta:initial-creator>
    <meta:creation-date>2006-09-10T11:53:40</meta:creation-date>
    <dc:date>2022-10-24T00:01:32.453838150</dc:date>
    <dc:language>fr-FR</dc:language>
    <meta:editing-cycles>228</meta:editing-cycles>
    <meta:editing-duration>P2DT6H25M19S</meta:editing-duration>
    <meta:print-date>2022-10-23T17:23:19.754679589</meta:print-date>
    <meta:document-statistic meta:table-count="0" meta:image-count="0" meta:object-count="0" meta:page-count="2" meta:paragraph-count="128" meta:word-count="1373" meta:character-count="5998" meta:non-whitespace-character-count="4770"/>
    <meta:user-defined meta:name="Info 1"/>
    <meta:user-defined meta:name="Info 2"/>
    <meta:user-defined meta:name="Info 3"/>
    <meta:user-defined meta:name="Info 4"/>
  </office:meta>
</office:document-meta>
</file>